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3.286cm" fo:min-width="3.0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862cm" fo:min-width="2.612cm"/>
    </style:style>
    <style:style style:name="gr3" style:family="graphic" style:parent-style-name="standard">
      <style:graphic-properties draw:stroke="dash" draw:stroke-dash="Fine_20_Dashed" svg:stroke-color="#ff420e" draw:fill="solid" draw:fill-color="#ff3333" draw:textarea-horizontal-align="justify" draw:textarea-vertical-align="middle" draw:auto-grow-height="false" fo:min-height="0.066cm" fo:min-width="0.178cm"/>
    </style:style>
    <style:style style:name="gr4" style:family="graphic" style:parent-style-name="standard">
      <style:graphic-properties draw:stroke="dash" draw:stroke-dash="Fine_20_Dashed" svg:stroke-color="#ff420e" draw:fill="solid" draw:fill-color="#ff3333" draw:textarea-horizontal-align="justify" draw:textarea-vertical-align="middle" draw:auto-grow-height="false" fo:min-height="0.031cm" fo:min-width="0.178cm"/>
    </style:style>
    <style:style style:name="gr5" style:family="graphic" style:parent-style-name="standard">
      <style:graphic-properties draw:fill="hatch" draw:fill-color="#ffffff" draw:fill-hatch-name="Blue_20_Triple_20_90_20_Degrees" draw:fill-hatch-solid="false" draw:textarea-horizontal-align="justify" draw:textarea-vertical-align="middle" draw:auto-grow-height="false" fo:min-height="0.093cm" fo:min-width="0cm"/>
    </style:style>
    <style:style style:name="gr6" style:family="graphic" style:parent-style-name="objectwithoutfill">
      <style:graphic-properties draw:marker-end="Arrow" draw:fill="none" draw:fill-color="#ffffff" draw:textarea-vertical-align="middle"/>
    </style:style>
    <style:style style:name="gr7" style:family="graphic" style:parent-style-name="objectwithoutfill">
      <style:graphic-properties draw:fill="none" draw:fill-color="#ffffff" draw:textarea-vertical-align="middle"/>
    </style:style>
    <style:style style:name="gr8" style:family="graphic" style:parent-style-name="objectwithoutfill">
      <style:graphic-properties draw:stroke="dash" draw:stroke-dash="Fine_20_Dashed" draw:fill="none" draw:fill-color="#ffffff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ff3333"/>
      <style:paragraph-properties fo:text-align="center"/>
    </style:style>
    <style:style style:name="P3" style:family="paragraph">
      <loext:graphic-properties draw:fill="hatch" draw:fill-color="#ffffff" draw:fill-hatch-name="Blue_20_Triple_20_90_20_Degrees" draw:fill-hatch-solid="fals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默认">
        <draw:custom-shape draw:style-name="gr1" draw:text-style-name="P1" draw:layer="layout" svg:width="5cm" svg:height="5cm" svg:x="10.7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cm" svg:height="4.4cm" svg:x="11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3.4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cm" svg:height="4.4cm" svg:x="3.7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678cm" svg:height="0.316cm" draw:transform="rotate (0.455705467695719) translate (11.752cm 4.016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0.604756585816035) translate (14.385cm 3.87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1.06639617296854) translate (15.272cm 4.65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11080119736194) translate (15.52cm 7.11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59635179526676) translate (14.744cm 8.07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2.6483626069762) translate (12.197cm 8.4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1.57690497917688) translate (10.704cm 6.48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2.10713600593275) translate (11.5cm 4.661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78cm" svg:height="0.281cm" draw:transform="rotate (-2.10050375477517) translate (11.485cm 7.114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3.13373867195582) translate (13.5cm 8.59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1.58755148761404) translate (15.7cm 5.905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78cm" svg:height="0.316cm" draw:transform="rotate (-0.042586033748661) translate (13.023cm 3.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346cm" svg:height="0.483cm" draw:transform="rotate (-0.869697566268773) translate (11.677cm 4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46cm" svg:height="0.483cm" draw:transform="rotate (-1.78791528574299) translate (14.269cm 3.7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3cm" svg:height="0.483cm" draw:transform="rotate (-1.78791528574299) translate (12.795cm 8.24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cm" svg:height="0.485cm" draw:transform="rotate (0.362330352714025) translate (10.707cm 6.5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3" draw:layer="layout" svg:width="0.32cm" svg:height="0.485cm" draw:transform="rotate (0.744731991825982) translate (7.253cm 4.62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path draw:style-name="gr6" draw:text-style-name="P4" draw:layer="layout" svg:width="1.833cm" svg:height="1.074cm" draw:transform="rotate (-0.321664181142555) translate (6.2cm 4.7cm)" svg:viewBox="0 0 1834 1075" svg:d="M0 0c1265 0 1834 1075 1834 1075">
          <text:p/>
        </draw:path>
        <draw:path draw:style-name="gr6" draw:text-style-name="P4" draw:layer="layout" svg:width="2.023cm" svg:height="1.327cm" draw:transform="rotate (-1.24913214565234) translate (12.7602021087881cm 5.98005356887446cm)" svg:viewBox="0 0 2024 1328" svg:d="M0 1328c1265 0 2024-1328 2024-1328">
          <text:p/>
        </draw:path>
        <draw:line draw:style-name="gr7" draw:text-style-name="P4" draw:layer="layout" svg:x1="8.996cm" svg:y1="5.7cm" svg:x2="10.503cm" svg:y2="6.8cm">
          <text:p/>
        </draw:line>
        <draw:line draw:style-name="gr8" draw:text-style-name="P4" draw:layer="layout" svg:x1="7.7cm" svg:y1="5.1cm" svg:x2="8.7cm" svg:y2="5.814cm">
          <text:p/>
        </draw:line>
        <draw:line draw:style-name="gr7" draw:text-style-name="P4" draw:layer="layout" svg:x1="8.7cm" svg:y1="5.815cm" svg:x2="10.219cm" svg:y2="6.9cm">
          <text:p/>
        </draw:line>
        <draw:line draw:style-name="gr8" draw:text-style-name="P4" draw:layer="layout" svg:x1="10.3cm" svg:y1="6.958cm" svg:x2="11.2cm" svg:y2="7.6cm">
          <text:p/>
        </draw:line>
        <draw:line draw:style-name="gr8" draw:text-style-name="P4" draw:layer="layout" svg:x1="7.9cm" svg:y1="4.9cm" svg:x2="9cm" svg:y2="5.7cm">
          <text:p/>
        </draw:line>
        <draw:line draw:style-name="gr8" draw:text-style-name="P4" draw:layer="layout" svg:x1="10.3cm" svg:y1="6.652cm" svg:x2="11.462cm" svg:y2="7.5cm">
          <text:p/>
        </draw:line>
        <draw:line draw:style-name="gr7" draw:text-style-name="P4" draw:layer="layout" svg:x1="9cm" svg:y1="5.7cm" svg:x2="9cm" svg:y2="4.5cm">
          <text:p/>
        </draw:line>
        <draw:line draw:style-name="gr7" draw:text-style-name="P4" draw:layer="layout" svg:x1="8.7cm" svg:y1="5.8cm" svg:x2="8.7cm" svg:y2="4.6cm">
          <text:p/>
        </draw:line>
        <draw:line draw:style-name="gr7" draw:text-style-name="P4" draw:layer="layout" svg:x1="10.2cm" svg:y1="6.9cm" svg:x2="10.3cm" svg:y2="8.2cm">
          <text:p/>
        </draw:line>
        <draw:line draw:style-name="gr7" draw:text-style-name="P4" draw:layer="layout" svg:x1="10.5cm" svg:y1="6.8cm" svg:x2="10.6cm" svg:y2="8.1cm">
          <text:p/>
        </draw:line>
        <draw:line draw:style-name="gr7" draw:text-style-name="P4" draw:layer="layout" svg:x1="8.7cm" svg:y1="4.6cm" svg:x2="9cm" svg:y2="4.5cm">
          <text:p/>
        </draw:line>
        <draw:line draw:style-name="gr7" draw:text-style-name="P4" draw:layer="layout" svg:x1="10.3cm" svg:y1="8.2cm" svg:x2="10.6cm" svg:y2="8.1cm">
          <text:p/>
        </draw:line>
        <draw:line draw:style-name="gr8" draw:text-style-name="P4" draw:layer="layout" svg:x1="7.766cm" svg:y1="5.116cm" svg:x2="7.966cm" svg:y2="4.916cm">
          <text:p/>
        </draw:line>
        <draw:line draw:style-name="gr8" draw:text-style-name="P4" draw:layer="layout" svg:x1="11.2cm" svg:y1="7.6cm" svg:x2="11.5cm" svg:y2="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31T18:05:38.437000000</meta:creation-date>
    <dc:date>2016-10-31T18:36:50.518000000</dc:date>
    <meta:editing-duration>PT31M11S</meta:editing-duration>
    <meta:editing-cycles>7</meta:editing-cycles>
    <meta:generator>LibreOffice/4.4.4.3$Windows_x86 LibreOffice_project/2c39ebcf046445232b798108aa8a7e7d89552ea8</meta:generator>
    <meta:document-statistic meta:object-count="37"/>
  </office:meta>
</office:document-meta>
</file>